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94pt"/>
    </style:style>
    <style:style style:name="co2" style:family="table-column">
      <style:table-column-properties fo:break-before="auto" style:column-width="98.65pt"/>
    </style:style>
    <style:style style:name="co3" style:family="table-column">
      <style:table-column-properties fo:break-before="auto" style:column-width="253.56pt"/>
    </style:style>
    <style:style style:name="co4" style:family="table-column">
      <style:table-column-properties fo:break-before="auto" style:column-width="34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1.56pt"/>
    </style:style>
    <style:style style:name="co7" style:family="table-column">
      <style:table-column-properties fo:break-before="auto" style:column-width="32.2pt"/>
    </style:style>
    <style:style style:name="co8" style:family="table-column">
      <style:table-column-properties fo:break-before="auto" style:column-width="91.5pt"/>
    </style:style>
    <style:style style:name="co9" style:family="table-column">
      <style:table-column-properties fo:break-before="auto" style:column-width="72.06pt"/>
    </style:style>
    <style:style style:name="co10" style:family="table-column">
      <style:table-column-properties fo:break-before="auto" style:column-width="265.29pt"/>
    </style:style>
    <style:style style:name="co11" style:family="table-column">
      <style:table-column-properties fo:break-before="auto" style:column-width="170.76pt"/>
    </style:style>
    <style:style style:name="ro1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color="#ff3333"/>
    </style:style>
  </office:automatic-styles>
  <office:body>
    <office:spreadsheet>
      <table:table table:name="Unique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count</text:p>
          </table:table-cell>
          <table:table-cell/>
          <table:table-cell table:style-name="ce4" office:value-type="string" calcext:value-type="string">
            <text:p>How many of the given value was found in this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yes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gricultural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vate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forestry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esignated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destina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ermissiv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vat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rivat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customer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ermissiv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ehem. Spörryfabri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Gemeinde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Roxy Markt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Bergrestaurant Sare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Coop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Hilti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Jugendherberge Schaan-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Minigolf Cl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sporteo Int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string" calcext:value-type="string">
            <text:p>Thyssenkrupp Presta Teccent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housenumbe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12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12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23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23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55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55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137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20'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21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3-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55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55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5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61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71-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string" calcext:value-type="string">
            <text:p>76, 76a, 76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min_lev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min_level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min_leve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min_lev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chair_lif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magic_carp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plat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t-b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statio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ialway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oway</text:p>
          </table:table-cell>
          <table:table-cell office:value-type="string" calcext:value-type="string">
            <text:p>aerodro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oway</text:p>
          </table:table-cell>
          <table:table-cell office:value-type="string" calcext:value-type="string">
            <text:p>helipa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oway</text:p>
          </table:table-cell>
          <table:table-cell office:value-type="string" calcext:value-type="string">
            <text:p>apr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ench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restaurant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ost_box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ountai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lace_of_worship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ost_offic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ar_shari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watering_plac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arts_cen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bq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elephon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vending_machin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ublic_build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h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ownha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waste_bas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ublic_building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lace_of_worship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cout_hu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icycle_parki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grave_yar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ost_offic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oilet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townha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bus_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ar_wa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hildca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ire_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gy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rescho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recycl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hel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swimming_po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watering_pla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retaining_wall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fenc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hedg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ollard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gate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cycle_barrie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cattle_gr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loc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order_contro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lift_gat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ump_ga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entra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wa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yes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designated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shared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permissiv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yes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dministrative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public_transpor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dministrative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protected_are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public_transpo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administrative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She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Av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Niss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oyo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Uniwa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uniwa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V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mmerci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yes</text:p>
          </table:table-cell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use</text:p>
          </table:table-cell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esidential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ble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hed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rage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arn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industrial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oof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chool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ommercial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hapel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hurch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artment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detache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reenhou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reenhouse_horticultu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u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public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warehou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arag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glasshou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rain_stat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athedr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farm_auxiliar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overed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catholic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enomination</text:p>
          </table:table-cell>
          <table:table-cell office:value-type="string" calcext:value-type="string">
            <text:p>roman_catholic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953" calcext:value-type="float">
            <text:p>95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2" calcext:value-type="float">
            <text:p>45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63" calcext:value-type="float">
            <text:p>46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04" calcext:value-type="float">
            <text:p>50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0" calcext:value-type="float">
            <text:p>45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33" calcext:value-type="float">
            <text:p>433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41" calcext:value-type="float">
            <text:p>44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626" calcext:value-type="float">
            <text:p>62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6" calcext:value-type="float">
            <text:p>45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698" calcext:value-type="float">
            <text:p>6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303" calcext:value-type="float">
            <text:p>13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11.144" calcext:value-type="float">
            <text:p>511.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12.995" calcext:value-type="float">
            <text:p>512.9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659" calcext:value-type="float">
            <text:p>16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713" calcext:value-type="float">
            <text:p>17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923" calcext:value-type="float">
            <text:p>19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927" calcext:value-type="float">
            <text:p>19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10" calcext:value-type="float">
            <text:p>21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222" calcext:value-type="float">
            <text:p>22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226" calcext:value-type="float">
            <text:p>22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308" calcext:value-type="float">
            <text:p>23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345" calcext:value-type="float">
            <text:p>23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359" calcext:value-type="float">
            <text:p>23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452" calcext:value-type="float">
            <text:p>24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599" calcext:value-type="float">
            <text:p>25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800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846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868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yes</text:p>
          </table:table-cell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designate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generator:source</text:p>
          </table:table-cell>
          <table:table-cell office:value-type="string" calcext:value-type="string">
            <text:p>hydr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generator:source</text:p>
          </table:table-cell>
          <table:table-cell office:value-type="string" calcext:value-type="string">
            <text:p>solar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residential</text:p>
          </table:table-cell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track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ervice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ath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footway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ycleway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unclassified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econdary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rimary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tertiary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teps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living_street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edestria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bridlewa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rimary_lin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econdary_lin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crossing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bus_stop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turning_circle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traffic_signal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peed_camera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mini_roundabo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give_wa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footwa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rest_are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econdary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rimary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primary_lin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string" calcext:value-type="string">
            <text:p>secondary_lin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rui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memori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monu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rui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ruin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archaeological_si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string" calcext:value-type="string">
            <text:p>memori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ermissiv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roundabout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roundabout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orest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vineyard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residential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industrial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commercial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grass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yard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reservoir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cemetery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recreation_groun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allotment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basi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quarr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orchar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landfi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plant_nurser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religio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village_gre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yer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yer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yer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ports_cent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tra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itch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wimming_pool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tadiu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water_park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nature_reserv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sports_cent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track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miniature_gol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pipelin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cr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water_wor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reservoir_cover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wastewater_pla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string" calcext:value-type="string">
            <text:p>water_wor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no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yes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destinatio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permissiv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agricultur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otorcar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strasse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damm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BB Feldkirch – Buchs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llstrasse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strasse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strasse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strasse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 Landstrasse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weg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dustriestrass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lumstrass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mmiliweg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strasse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er Strass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ste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esengas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rfstrass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rt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goz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hgass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strass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 Rüttigass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nnendamm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-Franz-Josef-Strass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tstrass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g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itschen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ner 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brikenwe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ssl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raggell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g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bühl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 Rüttig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ner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strass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Martins-Rin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arlberger Straß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herring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emannen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spe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f Ber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en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in-Gina-We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chwibbog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n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 Bach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ierhof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gutwe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plankner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coursVita Schaa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derröfiwe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le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xwe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Bac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hof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er 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oggmed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öschi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sane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enwe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essawe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erg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gas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Winke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dustrierin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nal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zanawe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erbac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gas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lduin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tenboden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Florinsg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miedewe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ffelwe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 Zoll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ächlegatt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dä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ngserwie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ken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ffel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rf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xgas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-Johannes-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enstei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dami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adu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petsch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essen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üscha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Alten Rie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esc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üh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petsc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teinor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s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vadin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wen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esch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teliwald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bach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gas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e Chur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 Betsch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bender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 Au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städt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ulahuette Lower Par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tzlin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dhüslerwe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arze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ädt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est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ün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f der Kasern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r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ch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ngart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ngserstraß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rgälla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erwal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wal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fel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geng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ngert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ck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lberrüti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rfbac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. Albert Schädler-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. Josef Hoop-Str.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chen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gagas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ner Rüt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lagas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rbwegli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ellen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essen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netsc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üt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lina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den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ligkreuz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ligwi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fi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lderg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retsch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Fel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fo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Loc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Lutzfel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Tröx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Winger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Hald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vocalrkreise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äger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sef Murr 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nal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peler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pele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ensträss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er Kana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lm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c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chlina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lleng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feld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grü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fler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gu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sterreich — Liechtenste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ulahütte Trail Upper Par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ter- und Paul-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tenbac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nnhof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au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teg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medgas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önbüh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ul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ul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arz Sträss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efel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feld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platz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Marmerten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estg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ort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öckler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l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m Schlos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ldliwe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schgrab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her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khof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tswingert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lpele Güter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nba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vier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Exerzier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Nendler 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s Trai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ule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dweg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rdella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rtlegrosch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ckagäss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cka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im Kreu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nnenkanaldam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nza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d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d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hl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che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h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rgruinie Unterer Schell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rg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telu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urer 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ur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 - Schneefluch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ktor Grass-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esche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x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g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lenbritsch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le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brikweg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lsbretsch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nalweg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rabod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ärchaneg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ärchanegg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hr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ba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be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ä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ux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öhre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nz-Sales-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uhof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menhaus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ner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kser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enfe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slaf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ngbrunn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rt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tnetsch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te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t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isszipfel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nalp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sgart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siger 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enzstei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 Bretscha-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er Bonge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schin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üdingen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l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i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den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den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mpfländ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nsel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g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t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a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awinge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schlo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chbru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ö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öf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f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lzgat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üsch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Äscher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urka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rsi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üet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Kellersfe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Malar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Malbu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eber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ietac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iet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ös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teine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Zagalz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Eger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si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radu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hann-Georg-Helbert-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nabod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ttergarten Naffkopf/Pfälzerhütt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osterwinge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bru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r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uz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uz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egra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urentius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z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er 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mseneg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da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tz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chamgua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iahil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u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er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ssin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lasch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tteldor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urasträss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dorf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güetl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fler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a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guf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weih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ter-Kaiser-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arrer Ludwig Jenal-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rund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ilosophe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k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afate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dretscha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mschwag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ch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brück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wie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fenber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öm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senbühl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ssboda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öt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fe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kel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elt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lum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Anna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inderböch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iess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nwis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öme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ania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rsba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rsbach; Spiersba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Wofgan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Wolfgan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cker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bös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lz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o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ö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ubi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nnwa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n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bari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öxle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üfenac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dorf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e Gschin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e Pradafa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fe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ünerba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derprufaschen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gelsa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ngerberg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schgräbl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schgräbli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sserpark Walserbü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sha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d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du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öllnerstei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üghüs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Sankt Johann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wischenbä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...bünd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 - Hocheg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ck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ler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e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eulegrab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eul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b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lmein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meind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elt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 Chur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 Wid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neug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stät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Büh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Gupfenbüh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Schrägen 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Sunna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Wanger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Wäschgra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 Widagra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 der Hal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are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nik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bünd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f der Ege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u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ussere W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iol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 - Tä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ächl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chtalwinge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chtalwingert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ckof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di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dsto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nnholz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um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Post 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ld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m Flug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m Gamanderh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nnenkan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luden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j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lsbru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n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nge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öschfel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ndis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ei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ei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hlga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a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che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ch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ch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chs (SG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dam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he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nd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ndt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rkat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 - Sare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stel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ranch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mm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leh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troyed!!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epert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hl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minik Banzer-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nat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ach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echsler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eiang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eiang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bn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lgra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lgrab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rt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rt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ta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galt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g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ga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ch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chhol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chholz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chilemed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rgiebrüc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bl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ik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rl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tschetl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ugen Schafhauser-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brik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brik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gedi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ls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milientei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sban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anz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g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or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örst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iaberg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nz-Josef-Oehri-Str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stan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uenberg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endorf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ickgrab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hr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-Johann-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le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lg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lin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nad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ns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po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rb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lang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n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chlies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tter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tt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bhardstor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meindegar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rb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rstgart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werb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werb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es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fert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shal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ubünden - Grigioni - Grisch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enzgrab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esch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abü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e Teile Straß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er Kan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uab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erwald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ta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tenhald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berach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brütt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g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i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d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s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ustei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lbert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liport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llbo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nnafar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nsaböch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renwinge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ttabörg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u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uwi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ma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dorf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f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hla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lzbrüc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ölz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va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bbünd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bstraß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b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ndstal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unsrück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artledu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Da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Dux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Fetz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mand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mperd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ans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äss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Grabat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Haber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Hälde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Hasena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Irkal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Katzar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Kres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Krü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Lo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Meier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Mühlehol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Neug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Obera Gamand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Ober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Össera Lom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Pardi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Quäder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ehwin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i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i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oss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tad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ütigerw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Täscherlo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unteren Ross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Wer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ma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n Äusser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Ballo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Blac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F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 der Speck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rafri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rama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ratet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eder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hanniterstei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osef Rheinberger 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ng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nkerri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ell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ell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lanei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pe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pi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rtenn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spari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el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elt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e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gäss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ogg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nebelbrug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brunn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mah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atz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isel Landt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isel Rheinda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sti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utz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uzbüh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iesebrog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ummena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utgä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üzb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üz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ümmer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ch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aman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qua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a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tawal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henwi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itawis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t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tgräb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d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w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ien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i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i-teppi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ngabünd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e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ianum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t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äslner Dor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schil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schils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tl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zor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er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ld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chel-Oehr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ttlere Län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ölibünt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ölima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öl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rgenga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gar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sträss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i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ssn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sshagg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erröf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z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e Freschnerstraß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grüt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rütt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l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a Bof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a Giess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dor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 H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 To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gg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er Win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fel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rglama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sterrei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ttobeur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xn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ädergr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pp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allelgrab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gan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ulahütte Trail Middle Pa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lug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ta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zbü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p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kahal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adafa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alawi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ang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ä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ufascheng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ufaschengstre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d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d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nkh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haus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äti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ätik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ätiko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b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ber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elmed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nkwil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agäss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brücke Haag-Bend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gä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l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tei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t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rmed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sengart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s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t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alin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elti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telegrab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te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ti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ti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g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m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dgrub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Gall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Josefs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Luz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Markus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Martin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rg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ttl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x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an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er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lu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ifflän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immel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attfel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att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-Sti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stras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marztob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miede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mied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ul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ütz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eiz, Suisse, Svizzera, Sviz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emme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immba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immbadweg-AbzweigungSäg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bastian-Kneipp-Straß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bastia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nereigäss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n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vel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lligat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ms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lari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nnblick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angelswe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kibü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nn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d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ge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erry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platz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Johann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Ludwi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Luzi-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Pe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bro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dtgra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dttgrab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ud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ud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bru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ege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ort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igbretsc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ui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ud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ütigerwis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lez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nnen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nz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äscherloch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l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niäu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niäul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b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kel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kel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ch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eppe_Klenn_Rüt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ste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sching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assw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rna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Übergangsgebiet VVV -&gt; OT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Übergangsgebiet VVV -&gt; VL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a Bof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a Bü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a For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em Da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silum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 Bets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feld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m Ra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m 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orsch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stli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netsc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kehrsverbund Vorarl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arl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dersilum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chterhüs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gn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Ob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Rhein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Sargans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Unt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Werd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chabünd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d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ng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rta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äschgräb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ssermed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ga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her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denberg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l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s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slewolf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d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esele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esen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ldschloss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ldum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chel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gar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ge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gert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gert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kel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kel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zer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rtschaftpa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sl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ssfläcka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üerl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uh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iegelei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i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Bamed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Erla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Eschew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Jörlisma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m Rös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r 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weistäpf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wal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zw. Masesch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Bahnho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ädt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nnwal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netsch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zw. Badäl-Schlat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zw. Eger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me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r Pfarr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g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zzurro Pizza &amp; Keba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ächlegat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 Rox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 Sport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, Gago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Pinocchi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Wid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str./Hilco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erkell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ück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üh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xgass/Kres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benholz/Universitä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r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g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intrach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 Brüh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 Kohl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 Sportpar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kni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ander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endor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le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lei Matu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 Badä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 Grossabü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 Halden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 Michel-Oehr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tnetsc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meindehau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iess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erwa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den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schell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schlo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fkellere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öf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e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Rossfel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dustrie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vocla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eder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nderhei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n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ummenac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g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urentiusba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.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öw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de in Ital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ar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 Jugendhei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älsnerdor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t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chl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esch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escha Abzw. Silu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schil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Auf 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Falls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Frei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Kirch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 Zi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ttagspitz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afkop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n Bahn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n Kohlmah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n Oberwies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fl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guf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g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wil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, Vorderplank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nerstrasse/Kres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k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es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äder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zl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ssfeld/Ober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 Kirch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 Kreuz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 Limseneg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 Rathau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 Zollam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ütelt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m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Forst/Hilti A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Quad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Rheindenkm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Rosengart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 Zentru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, Fürsten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wald Industri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wald Zollam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wald, Wald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 Egert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 Eschner Rütt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 Lo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we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neefluch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u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ulhau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ef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bastian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nere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mmasgu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nnenkreis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lpla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t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g Hot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g Tunn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ino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lzag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ot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ilett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nwarenfabri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 Messi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 Säg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, Meierhof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, Vaschi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 Täscherlo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, Balischgua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st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 Atzi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terbüh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 Mühlehol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 Pos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 Rütti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, Alte Rheinbrück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, Lett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, Rheinpark Stad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de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gack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du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ll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usch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olf's Bike Sh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i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herr AG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potheke am Post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gst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'e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äckerei Gass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ol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 (FL) Oerlikon Balzers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rgella Satt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uschutt-Deponi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ck Fromme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, Fallsbretsch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bahn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gasthaus Süc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ttlerjo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edermann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ke Garage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lack Pear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lüem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au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iefkas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rg (castl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fe Fromme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fé Gass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fé Gufl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al-Gar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sa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rüpp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udia Wacht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mmel Kaffee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mm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n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nner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r Opti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e getränkeoa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ebalöc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M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rfzentr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p druckpart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rei Schwest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ü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bahol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elwei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kuch Josef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ma Handels E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hrradabstellanlage überdac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uerwache Esch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uerwehr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FW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 Rest. Löw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matio Privat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rst Hilt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to Kaufma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willige Feuerwehr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adurahuet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leisatt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flei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linako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-Bend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, Walde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pfah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age Elmar Fal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age Konrad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age Weilenmann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rselliko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ometer Kulturzentrum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thaus Hirsch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thof A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sthof Son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denkstätte für Johann Bapt Büch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ra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le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meiner Multimedia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MG Buchhandlung Harlekin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oldloch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orf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o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it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ßabünt.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ss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üne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sch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 Lo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rlekin Computer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liport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mann Quaderer Autoelektri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reng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cona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mmelstreppe Gafle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 Grau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tu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chspe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tel 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tel Turna Malb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Keh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dustrier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voclar Vivadent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örabo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biläumskir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gendherberge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ugendherberge Schaan-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-mobil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enel Flächentechni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ndergarten 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rchturm St. Nikol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Ta Bahnhof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er Sa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l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ra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o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hgra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lturzentrum Gasome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 Piazz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esbibliothe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haus am Gies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ändle Markt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t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we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wena Obersä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zo Lipovac Gemüsecen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etz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GT Servicecenter Bend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GU, Dorfstrasse 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 Cen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ische Landes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isches Landesmuseum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isches Landesspi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KW Elektrofachhand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LB Geschäftsstelle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urdes Grot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grü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 Zentr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p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iahilfkape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sche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tlerjo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zorako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cDonald'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gro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i Mercado Barrai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ttlerer 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ttler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öbel Thön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lflug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n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usikhaus Gusti Fos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usik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land visuelle Gestaltung Gmb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Ti Audio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plank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plat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rient Café &amp; Restaura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spelt Metz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-Hotel Sonnen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ulahütte Picknic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arreizentr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izzeria Tosca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 Hotel Saroj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steiko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t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 Tries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y schoo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vate Universität im Fürstentum Liechtenstein (UFL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ppa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skel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bera-Sü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cycling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er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ide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Da Do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For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Hotel Lin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Röss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Schlössle Mah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Schneefluc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vitru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denkm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sch Getränke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tter Weine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tenbod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xy Markt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er Ri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Josefskirchl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roj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ssfürk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ttel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-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, Real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, St. Elisabe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er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äf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 Apothe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 Gut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ÖSSLE MAH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ucherba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ö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gis Velo-Shop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gebeit Malb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muse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atsgrenze nächst Nendel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atsgrenze nächst Tost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3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ion No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nna Mark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perfund Asset Management Gmb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witcher Sh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K (Theater am Kirchplatz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Ki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nkRastSh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efgarage Bus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efgarage SAL / Linda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pPharm Apothe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ork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mpino Reseladen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 VP 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 Po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oy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übba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sä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K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versität Liecht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wash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iwash Schaan-Nor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 Parkhaus Markt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 VP 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, Gastankste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ü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üna Obersä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lo Park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lo-P überdac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gelparadies Bir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g Dorflad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ksban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der Grauspi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ffen Nig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dbo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dhot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sermuse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lter Kaufmann AG Sanitäre Anlagen &amp; Heizung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nger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C-Anlag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ena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naweser Zweiradcen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ldschl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ssa Schrof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sssch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örznerho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e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cona A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voclar Vivadent A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hau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dersäs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ton- ud Kieswer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meindeverwaltu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ISER A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ndergarten Kirch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 Re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rkenwälder Saminata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örr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warovski A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sserpark Walserbü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enteuerspielplatz Dräggsp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fallsammelste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 Valü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enhotel Malb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penmannstreu Gamperdona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e Trafo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ptswinge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A Bend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dese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hof Nendel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ngs - Matschel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ugeschäft Bühl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achvolleyball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Po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gar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gasthaus Sil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gasthof Mat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restaurant Sare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tonwe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ccia Cl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tscha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runhart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rgruinie Unterer 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park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sor Pa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entro Italia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ublokal D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op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uxkape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lse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vangelische Kir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hrrad-Parkplatz überdac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innenbah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ä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zeit und Kultu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zeit- und Sportanlage Grossabü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eizeitzentrum Re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iedhof Tries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er See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petschwei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ästeparkplatz Restaurant Hotel Lin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meind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ografischer Mittelpunkt von Liecht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olf Driving Ran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enzkontrollste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uflin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ymnasium Sport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lenbad Re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llenbad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aus der Wirtscha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matmuse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nnafar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awinge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rbert Thöny Getränkehand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usträff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AG Technisches Zentr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Innovation Cen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Nendel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North Office Build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Training Cen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 Werk 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erschl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chschule Liechtenstein (Aussenstell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fkellere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lzrüst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tel Gorf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tel Ob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tel 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ficon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P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ausen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elle St. Jose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pelle Ste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auf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ndergar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ndergaten 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schule Plank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leinspiel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platzl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k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ntakt, Feuerwehrdepo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sthau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utgä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l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unstmuseum Liecht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gerich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t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weibelhäus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urentiustur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da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da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ogistikzentrum Liechtensteinische Po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hrzweckha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sse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tzgerei Schädl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igolfclu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stere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holz 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holz I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hleholzmark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üKo Gartengestalt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X Arena Hälo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ägele-Capau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del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Elektri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tri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AMT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bersä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spelt Herbert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platz 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platz Gafle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kplatz Säg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ter-Kaiser-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älzer Hüt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arkirche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arr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farrkir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museu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 Schaan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 Stät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marschule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derröf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senspiel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haus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er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aurant Kain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parkstad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wie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gärt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öm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ägawei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L (Saal am Lindaplatz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d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Flor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ss-Seel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ttel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 Gut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össle Mah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immbad Mühlehol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ilpark For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aterpa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aterpark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iel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ry Gasome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örry Kemm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örry Wei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anlage Rheina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platz Rheinwie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spiel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Laurentiuskirch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Pe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. Theodul, Gemeindeverwalt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ud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uda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nisclub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nishalle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yssenKrupp Presta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hyssenkrupp Presta Teccent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fo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ning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ning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schagä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urnhal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Übergangsgebiet VVV -&gt; VL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limarisshüt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mspannwerk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eranstaltungs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lks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Ob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Unt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sserwerk / Forstwerk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terführende Schule 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kho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ldschl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kelgarag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Youth Host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i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strasse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BB Feldkirch – Buchs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ollstrass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strasse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rgstrasse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er Strass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etstrass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goz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lbunstrasse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tstrass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nke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duz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arlberger Straß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Schwibbog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ierhofstrass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hnhof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er 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sane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ürst-Franz-Josef-Strass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herring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n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ue Chur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itzlina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aaner Strass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alzer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orf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ger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Bretsch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vocalrkreise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fler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sterreich — Liechtenstei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strass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Äule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urer 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ur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h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eldkircher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läs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ampri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öf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 Malbu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echtensteiner 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flerstraß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eter-Kaiser-Stras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brück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üghüs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ler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ltstätt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u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ndern Post 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luden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chs (SG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lls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astan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aubünden - Grigioni - Grischu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iligkre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ltikreis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dustrie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ohlplat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isel Landt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Kreisel Rheindam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dquar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ienfe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ur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nz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Österreic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heinbrücke Haag-Bender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ggellerstra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nkt Gall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arg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lossstrass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hweiz, Suisse, Svizzera, Svizr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bastian-Kneipp-Straß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nnwal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vel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eckerga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ies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arl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Ob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Rhein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Sargans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Unterlan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hlkreis Werd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artau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Zie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cliff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eak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saddl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cave_entra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ater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scree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wetlan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cliff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beac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fe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hea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physici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no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yes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neway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neway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neway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 Bus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ÖBB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Schaan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ndbus Oberes Rheintal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Veloland Schweiz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ondation Parcours Vita &amp; Gemeinde Schaa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chweizMobi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nd Vorarlber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wissgri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Österreichischer Alpenver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BA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mobil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PAG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ÖB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Pos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Mobility Genossenschaf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hel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vi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Triesenber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Kraftwerk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gi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ltherr Nutzfahrzeuge-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B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am. Thön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arage Elmar Fal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arage Konrad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arage Weilenmann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Scha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Schellenber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usti Foser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k-mobil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.A.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 piazza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V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er Brauhaus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Landesban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Landesban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Post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L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LB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McDonald'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Michael Bick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rnithologischer Verein Maure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spelt Metzgerei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Philippe Hefti Handels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Pizza Express Ansta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Uniwa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uniwa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Triesenber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oser A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bwasserzweckverband der Gemeinden Liechtenstei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Amt für Volkswirtschaf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Coop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FC Balze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Gemeinde Vadu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vo Ospel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Kindertagesstätten Liechtenstei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ändle Mark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Kraftwer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iechtensteinische Post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Migro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Othmar Beck 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alon Sonj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ÖBB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lity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village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eighbourhoo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amle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pulation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1037" calcext:value-type="float">
            <text:p>10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2634" calcext:value-type="float">
            <text:p>26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4138" calcext:value-type="float">
            <text:p>41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4539" calcext:value-type="float">
            <text:p>45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4913" calcext:value-type="float">
            <text:p>49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5229" calcext:value-type="float">
            <text:p>52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5933" calcext:value-type="float">
            <text:p>59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pulation</text:p>
          </table:table-cell>
          <table:table-cell office:value-type="float" office:value="11145" calcext:value-type="float">
            <text:p>11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in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wer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ub_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enerator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ransform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transitional_are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stop_position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transitional_are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ublic_transport</text:p>
          </table:table-cell>
          <table:table-cell office:value-type="string" calcext:value-type="string">
            <text:p>platform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platform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level_crossing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hal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crossi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owner_chang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platform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303 0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12E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1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-C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V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6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J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-R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33.1" calcext:value-type="float">
            <text:p>43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B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F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7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-C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-R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-R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f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303 0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19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433.1" calcext:value-type="float">
            <text:p>433.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BZ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F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G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L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hiking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us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cycle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trai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ad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line_skat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ot;bicyc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ailwa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trac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riveway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arking_aisle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alley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gional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high_spe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id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u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yar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id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pu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yar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everag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icyc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ar_repai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ook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loth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ffee bea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mput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furnitu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reengroc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un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hif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musical_instrum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optici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photograp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print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eafoo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ravel_agenc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ar_repai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everag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floris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garden_cent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hairdress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t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limbing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ymnastic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climb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occer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tenni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ulti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oul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athletic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asketbal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footbal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wimm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beachvolleybal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ocke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kateboar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equestria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handbal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ice_hocke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del_aerodro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otocro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ki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gravel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ground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aved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unpaved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dirt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grass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ebbleston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ompacted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fine_grav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woo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gras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oncre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pebbleston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asphalt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information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viewpoin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museum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picnic_si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lpine_hu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rtwor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amp_si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zo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chalet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museu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lpine_hu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attract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wer:type</text:p>
          </table:table-cell>
          <table:table-cell office:value-type="string" calcext:value-type="string">
            <text:p>bell_tow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wer:type</text:p>
          </table:table-cell>
          <table:table-cell office:value-type="string" calcext:value-type="string">
            <text:p>observati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string" calcext:value-type="string">
            <text:p>grade3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string" calcext:value-type="string">
            <text:p>grade2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string" calcext:value-type="string">
            <text:p>grade1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string" calcext:value-type="string">
            <text:p>grade4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string" calcext:value-type="string">
            <text:p>grade5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culver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servoi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n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ak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stream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drain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canal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ditc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da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wadi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wei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riverbank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aterway</text:p>
          </table:table-cell>
          <table:table-cell office:value-type="string" calcext:value-type="string">
            <text:p>riv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mar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reedb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2 m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3 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57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tinctCoun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istinct count</text:p>
          </table:table-cell>
          <table:table-cell/>
          <table:table-cell table:style-name="ce4" office:value-type="string" calcext:value-type="string">
            <text:p>How many different non-empty values exist for a given field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cce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cces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am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house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housenam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housenumb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housenumb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interpol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interpol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interpol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interpol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min_lev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min_lev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ialw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ial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erial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ow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o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o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ero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enit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menit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arri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icyc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icyc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icycl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oundar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ounda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ound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ound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r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idg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uild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uild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uild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onstru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nstru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onstru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onstru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ve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ove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over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over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lve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ulve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ulve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ulve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tt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utt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utt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uttin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enominati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enomin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denomin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denomin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disus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isus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isus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disuse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ele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embankme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embank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embank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embankm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o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fo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fo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foo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generator:sour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generator:sour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generator: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generator: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arb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arb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arb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arbou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ghw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sto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or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ors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or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or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intermitt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intermitt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intermitt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intermitte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ju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junc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jun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junc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ndu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ndu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ndu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y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y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y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isur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eisur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eisur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an_ma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an_ma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an_mad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ilit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ilit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ilit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ilitar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otor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otorc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otorca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tura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ff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ff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ff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ne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ne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ne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ne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pera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la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la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la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pul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_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_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_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wer_sour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ublic_transpor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ublic_trans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ublic_trans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ublic_trans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ilw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ailwa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ail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lig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lig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ou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ou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ou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ho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ho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por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urfa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urfa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l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uris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uris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wer:typ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wer: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wer: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wer: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racktyp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rack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racktyp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unne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unne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unnel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aterwa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aterway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etlan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etl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etl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etlan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id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id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idth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oo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Empty Values" table:style-name="ta1"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unt</text:p>
          </table:table-cell>
          <table:table-cell/>
          <table:table-cell table:style-name="ce4" office:value-type="string" calcext:value-type="string">
            <text:p>Number of blank values for each field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housenam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housenumber</text:p>
          </table:table-cell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dr:interpolation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generator:sourc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wer:typ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cess</text:p>
          </table:table-cell>
          <table:table-cell office:value-type="float" office:value="5225" calcext:value-type="float">
            <text:p>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dmin_level</text:p>
          </table:table-cell>
          <table:table-cell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ialway</text:p>
          </table:table-cell>
          <table:table-cell office:value-type="float" office:value="5411" calcext:value-type="float">
            <text:p>5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eroway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menity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rea</text:p>
          </table:table-cell>
          <table:table-cell office:value-type="float" office:value="5415" calcext:value-type="float">
            <text:p>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arrier</text:p>
          </table:table-cell>
          <table:table-cell office:value-type="float" office:value="5355" calcext:value-type="float">
            <text:p>5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icycle</text:p>
          </table:table-cell>
          <table:table-cell office:value-type="float" office:value="4736" calcext:value-type="float">
            <text:p>4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oundary</text:p>
          </table:table-cell>
          <table:table-cell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rand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ridge</text:p>
          </table:table-cell>
          <table:table-cell office:value-type="float" office:value="5218" calcext:value-type="float">
            <text:p>5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building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onstruction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overed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lvert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cutting</text:p>
          </table:table-cell>
          <table:table-cell office:value-type="float" office:value="5406" calcext:value-type="float">
            <text:p>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denomination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disused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embankment</text:p>
          </table:table-cell>
          <table:table-cell office:value-type="float" office:value="5406" calcext:value-type="float">
            <text:p>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oot</text:p>
          </table:table-cell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arbour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ghway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istoric</text:p>
          </table:table-cell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horse</text:p>
          </table:table-cell>
          <table:table-cell office:value-type="float" office:value="5339" calcext:value-type="float">
            <text:p>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intermittent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junction</text:p>
          </table:table-cell>
          <table:table-cell office:value-type="float" office:value="5398" calcext:value-type="float">
            <text:p>5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ndus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ayer</text:p>
          </table:table-cell>
          <table:table-cell office:value-type="float" office:value="5206" calcext:value-type="float">
            <text:p>5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eisur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lock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an_made</text:p>
          </table:table-cell>
          <table:table-cell office:value-type="float" office:value="5416" calcext:value-type="float">
            <text:p>5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ilitary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motorcar</text:p>
          </table:table-cell>
          <table:table-cell office:value-type="float" office:value="5230" calcext:value-type="float">
            <text:p>5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me</text:p>
          </table:table-cell>
          <table:table-cell office:value-type="float" office:value="3350" calcext:value-type="float">
            <text:p>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natural</text:p>
          </table:table-cell>
          <table:table-cell office:value-type="float" office:value="5371" calcext:value-type="float">
            <text:p>5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ffic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neway</text:p>
          </table:table-cell>
          <table:table-cell office:value-type="float" office:value="5094" calcext:value-type="float">
            <text:p>5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operator</text:p>
          </table:table-cell>
          <table:table-cell office:value-type="float" office:value="5120" calcext:value-type="float">
            <text:p>5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lace</text:p>
          </table:table-cell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pulation</text:p>
          </table:table-cell>
          <table:table-cell office:value-type="float" office:value="5417" calcext:value-type="float">
            <text:p>5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</text:p>
          </table:table-cell>
          <table:table-cell office:value-type="float" office:value="5414" calcext:value-type="float">
            <text:p>5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ower_source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public_transport</text:p>
          </table:table-cell>
          <table:table-cell office:value-type="float" office:value="5409" calcext:value-type="float">
            <text:p>5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ailway</text:p>
          </table:table-cell>
          <table:table-cell office:value-type="float" office:value="5382" calcext:value-type="float">
            <text:p>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f</text:p>
          </table:table-cell>
          <table:table-cell office:value-type="float" office:value="4876" calcext:value-type="float">
            <text:p>4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eligion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route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ervice</text:p>
          </table:table-cell>
          <table:table-cell office:value-type="float" office:value="5197" calcext:value-type="float">
            <text:p>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hop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port</text:p>
          </table:table-cell>
          <table:table-cell office:value-type="float" office:value="5416" calcext:value-type="float">
            <text:p>5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urface</text:p>
          </table:table-cell>
          <table:table-cell office:value-type="float" office:value="4272" calcext:value-type="float">
            <text:p>4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ll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ourism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tunnel</text:p>
          </table:table-cell>
          <table:table-cell office:value-type="float" office:value="5391" calcext:value-type="float">
            <text:p>5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aterway</text:p>
          </table:table-cell>
          <table:table-cell office:value-type="float" office:value="5247" calcext:value-type="float">
            <text:p>5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etland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idth</text:p>
          </table:table-cell>
          <table:table-cell office:value-type="float" office:value="5344" calcext:value-type="float">
            <text:p>5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wood</text:p>
          </table:table-cell>
          <table:table-cell office:value-type="float" office:value="5418" calcext:value-type="float">
            <text:p>5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ame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housenumber</text:p>
          </table:table-cell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dr:interpolation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generator:source</text:p>
          </table:table-cell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wer:typ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ccess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min_level</text:p>
          </table:table-cell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ialway</text:p>
          </table:table-cell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eroway</text:p>
          </table:table-cell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menity</text:p>
          </table:table-cell>
          <table:table-cell office:value-type="float" office:value="2314" calcext:value-type="float">
            <text:p>2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rea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arrier</text:p>
          </table:table-cell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icycle</text:p>
          </table:table-cell>
          <table:table-cell office:value-type="float" office:value="2532" calcext:value-type="float">
            <text:p>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oundary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and</text:p>
          </table:table-cell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ridg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building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nstruction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overed</text:p>
          </table:table-cell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ulvert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utting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enomination</text:p>
          </table:table-cell>
          <table:table-cell office:value-type="float" office:value="2562" calcext:value-type="float">
            <text:p>2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disused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embankment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foot</text:p>
          </table:table-cell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arbour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ghway</text:p>
          </table:table-cell>
          <table:table-cell office:value-type="float" office:value="1888" calcext:value-type="float">
            <text:p>1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istoric</text:p>
          </table:table-cell>
          <table:table-cell office:value-type="float" office:value="2559" calcext:value-type="float">
            <text:p>2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horse</text:p>
          </table:table-cell>
          <table:table-cell office:value-type="float" office:value="2557" calcext:value-type="float">
            <text:p>2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intermittent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junction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ndus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ayer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isure</text:p>
          </table:table-cell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ock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an_made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ilitary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motorcar</text:p>
          </table:table-cell>
          <table:table-cell office:value-type="float" office:value="2561" calcext:value-type="float">
            <text:p>2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me</text:p>
          </table:table-cell>
          <table:table-cell office:value-type="float" office:value="1917" calcext:value-type="float">
            <text:p>1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atural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ffic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neway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operator</text:p>
          </table:table-cell>
          <table:table-cell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lace</text:p>
          </table:table-cell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pulation</text:p>
          </table:table-cell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ower_sourc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public_transport</text:p>
          </table:table-cell>
          <table:table-cell office:value-type="float" office:value="2516" calcext:value-type="float">
            <text:p>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ilway</text:p>
          </table:table-cell>
          <table:table-cell office:value-type="float" office:value="2542" calcext:value-type="float">
            <text:p>2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f</text:p>
          </table:table-cell>
          <table:table-cell office:value-type="float" office:value="2562" calcext:value-type="float">
            <text:p>2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eligion</text:p>
          </table:table-cell>
          <table:table-cell office:value-type="float" office:value="2558" calcext:value-type="float">
            <text:p>2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out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ervic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hop</text:p>
          </table:table-cell>
          <table:table-cell office:value-type="float" office:value="2518" calcext:value-type="float">
            <text:p>2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port</text:p>
          </table:table-cell>
          <table:table-cell office:value-type="float" office:value="2547" calcext:value-type="float">
            <text:p>2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surface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ll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ourism</text:p>
          </table:table-cell>
          <table:table-cell office:value-type="float" office:value="2506" calcext:value-type="float">
            <text:p>2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tunnel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ater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aterway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etland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idth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wood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ame</text:p>
          </table:table-cell>
          <table:table-cell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housenumber</text:p>
          </table:table-cell>
          <table:table-cell office:value-type="float" office:value="8133" calcext:value-type="float">
            <text:p>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dr:interpolation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generator:source</text:p>
          </table:table-cell>
          <table:table-cell office:value-type="float" office:value="8915" calcext:value-type="float">
            <text:p>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wer:type</text:p>
          </table:table-cell>
          <table:table-cell office:value-type="float" office:value="8929" calcext:value-type="float">
            <text:p>8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ccess</text:p>
          </table:table-cell>
          <table:table-cell office:value-type="float" office:value="8920" calcext:value-type="float">
            <text:p>8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dmin_level</text:p>
          </table:table-cell>
          <table:table-cell office:value-type="float" office:value="8898" calcext:value-type="float">
            <text:p>8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ialway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eroway</text:p>
          </table:table-cell>
          <table:table-cell office:value-type="float" office:value="8927" calcext:value-type="float">
            <text:p>8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menity</text:p>
          </table:table-cell>
          <table:table-cell office:value-type="float" office:value="8730" calcext:value-type="float">
            <text:p>8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area</text:p>
          </table:table-cell>
          <table:table-cell office:value-type="float" office:value="8906" calcext:value-type="float">
            <text:p>8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arrier</text:p>
          </table:table-cell>
          <table:table-cell office:value-type="float" office:value="8930" calcext:value-type="float">
            <text:p>8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icycl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oundary</text:p>
          </table:table-cell>
          <table:table-cell office:value-type="float" office:value="8893" calcext:value-type="float">
            <text:p>8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rand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ridge</text:p>
          </table:table-cell>
          <table:table-cell office:value-type="float" office:value="8928" calcext:value-type="float">
            <text:p>8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building</text:p>
          </table:table-cell>
          <table:table-cell office:value-type="float" office:value="904" calcext:value-type="float">
            <text:p>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onstruction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overed</text:p>
          </table:table-cell>
          <table:table-cell office:value-type="float" office:value="8931" calcext:value-type="float">
            <text:p>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ulvert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utting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enomination</text:p>
          </table:table-cell>
          <table:table-cell office:value-type="float" office:value="8918" calcext:value-type="float">
            <text:p>8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disused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embankment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foot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arbour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ghway</text:p>
          </table:table-cell>
          <table:table-cell office:value-type="float" office:value="8930" calcext:value-type="float">
            <text:p>8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istoric</text:p>
          </table:table-cell>
          <table:table-cell office:value-type="float" office:value="8924" calcext:value-type="float">
            <text:p>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hors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intermittent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junction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nduse</text:p>
          </table:table-cell>
          <table:table-cell office:value-type="float" office:value="8563" calcext:value-type="float">
            <text:p>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ayer</text:p>
          </table:table-cell>
          <table:table-cell office:value-type="float" office:value="8922" calcext:value-type="float">
            <text:p>8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eisure</text:p>
          </table:table-cell>
          <table:table-cell office:value-type="float" office:value="8802" calcext:value-type="float">
            <text:p>8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lock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an_made</text:p>
          </table:table-cell>
          <table:table-cell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ilitary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motorcar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me</text:p>
          </table:table-cell>
          <table:table-cell office:value-type="float" office:value="8679" calcext:value-type="float">
            <text:p>8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natural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ffice</text:p>
          </table:table-cell>
          <table:table-cell office:value-type="float" office:value="8931" calcext:value-type="float">
            <text:p>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neway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operator</text:p>
          </table:table-cell>
          <table:table-cell office:value-type="float" office:value="8914" calcext:value-type="float">
            <text:p>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lac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pulation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</text:p>
          </table:table-cell>
          <table:table-cell office:value-type="float" office:value="8913" calcext:value-type="float">
            <text:p>8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ower_sourc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public_transport</text:p>
          </table:table-cell>
          <table:table-cell office:value-type="float" office:value="8931" calcext:value-type="float">
            <text:p>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ailway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ef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eligion</text:p>
          </table:table-cell>
          <table:table-cell office:value-type="float" office:value="8915" calcext:value-type="float">
            <text:p>8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rout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ervic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hop</text:p>
          </table:table-cell>
          <table:table-cell office:value-type="float" office:value="8919" calcext:value-type="float">
            <text:p>8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port</text:p>
          </table:table-cell>
          <table:table-cell office:value-type="float" office:value="8855" calcext:value-type="float">
            <text:p>8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surface</text:p>
          </table:table-cell>
          <table:table-cell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ll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ourism</text:p>
          </table:table-cell>
          <table:table-cell office:value-type="float" office:value="8899" calcext:value-type="float">
            <text:p>8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tunnel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</text:p>
          </table:table-cell>
          <table:table-cell office:value-type="float" office:value="8926" calcext:value-type="float">
            <text:p>8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aterway</text:p>
          </table:table-cell>
          <table:table-cell office:value-type="float" office:value="8921" calcext:value-type="float">
            <text:p>8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etland</text:p>
          </table:table-cell>
          <table:table-cell office:value-type="float" office:value="8930" calcext:value-type="float">
            <text:p>8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idth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wood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housenam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housenumber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dr:interpolation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generator:sourc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wer:typ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ccess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dmin_level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erialway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eroway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menity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area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arrier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icycle</text:p>
          </table:table-cell>
          <table:table-cell office:value-type="float" office:value="425" calcext:value-type="float">
            <text:p>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oundary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rand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ridge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building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onstruction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overed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ulvert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cutting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denomination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disused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embankment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foot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arbour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ghway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istoric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hors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intermittent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junction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ndus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ayer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eisur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lock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an_mad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ilitary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motorcar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me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atural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ffic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neway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operator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lac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pulation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wer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ower_sourc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public_transport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ailway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f</text:p>
          </table:table-cell>
          <table:table-cell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eligion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rout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ervice</text:p>
          </table:table-cell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hop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port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surface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ll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ourism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tunnel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ater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aterway</text:p>
          </table:table-cell>
          <table:table-cell office:value-type="float" office:value="472" calcext:value-type="float">
            <text:p>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etland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idth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wood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capital</text:p>
          </table:table-cell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poi</text:p>
          </table:table-cell>
          <table:table-cell office:value-type="float" office:value="2564" calcext:value-type="float">
            <text:p>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int</text:p>
          </table:table-cell>
          <table:table-cell office:value-type="string" calcext:value-type="string">
            <text:p>ele</text:p>
          </table:table-cell>
          <table:table-cell office:value-type="float" office:value="2209" calcext:value-type="float">
            <text:p>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line</text:p>
          </table:table-cell>
          <table:table-cell office:value-type="string" calcext:value-type="string">
            <text:p>tracktype</text:p>
          </table:table-cell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lygon</text:p>
          </table:table-cell>
          <table:table-cell office:value-type="string" calcext:value-type="string">
            <text:p>tracktype</text:p>
          </table:table-cell>
          <table:table-cell office:value-type="float" office:value="8932" calcext:value-type="float">
            <text:p>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roads</text:p>
          </table:table-cell>
          <table:table-cell office:value-type="string" calcext:value-type="string">
            <text:p>tracktype</text:p>
          </table:table-cell>
          <table:table-cell office:value-type="float" office:value="473" calcext:value-type="float">
            <text:p>47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UniqueValues.A1:UniqueValues.D2790" table:contains-header="false">
          <table:sort>
            <table:sort-by table:field-number="1" table:data-type="automatic"/>
            <table:sort-by table:field-number="0" table:data-type="automatic"/>
            <table:sort-by table:field-number="3" table:order="descending" table:data-type="automatic"/>
          </table:sort>
        </table:database-range>
        <table:database-range table:name="__Anonymous_Sheet_DB__1" table:target-range-address="distinctCount.A1:distinctCount.C263">
          <table:sort>
            <table:sort-by table:field-number="1" table:data-type="automatic"/>
            <table:sort-by table:field-number="2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02:35:07.575674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1:59:52.107205102</meta:creation-date>
    <dc:date>2015-04-29T02:39:25.203855395</dc:date>
    <meta:editing-duration>PT32M31S</meta:editing-duration>
    <meta:editing-cycles>5</meta:editing-cycles>
    <meta:generator>LibreOffice/4.4.2.2$Linux_X86_64 LibreOffice_project/40m0$Build-2</meta:generator>
    <meta:document-statistic meta:table-count="3" meta:cell-count="12741" meta:object-count="0"/>
  </office:meta>
</office:document-meta>
</file>